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16.999cm" style:rel-column-width="65535*"/>
    </style:style>
    <style:style style:name="表格4.A1" style:family="table-cell">
      <style:table-cell-properties fo:padding="0.097cm" fo:border="none"/>
    </style:style>
    <style:style style:name="表格5" style:family="table">
      <style:table-properties style:width="16.815cm" fo:margin-left="-0.011cm" fo:margin-right="0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表格5.A" style:family="table-column">
      <style:table-column-properties style:column-width="8.038cm" style:rel-column-width="31327*"/>
    </style:style>
    <style:style style:name="表格5.B" style:family="table-column">
      <style:table-column-properties style:column-width="0.69cm" style:rel-column-width="2687*"/>
    </style:style>
    <style:style style:name="表格5.C" style:family="table-column">
      <style:table-column-properties style:column-width="8.087cm" style:rel-column-width="31521*"/>
    </style:style>
    <style:style style:name="表格5.A1" style:family="table-cell">
      <style:table-cell-properties fo:padding="0.097cm" fo:border="none"/>
    </style:style>
    <style:style style:name="表格5.3" style:family="table-row">
      <style:table-row-properties style:row-height="3cm" fo:background-color="transparent" style:keep-together="true" fo:keep-together="auto">
        <style:background-image/>
      </style:table-row-properties>
    </style:style>
    <style:style style:name="表格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5.4" style:family="table-row">
      <style:table-row-properties fo:background-color="transparent" style:keep-together="true" fo:keep-together="auto">
        <style:background-image/>
      </style:table-row-properties>
    </style:style>
    <style:style style:name="表格1" style:family="table">
      <style:table-properties style:width="16.61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表格1.A" style:family="table-column">
      <style:table-column-properties style:column-width="1.857cm"/>
    </style:style>
    <style:style style:name="表格1.B" style:family="table-column">
      <style:table-column-properties style:column-width="6.742cm"/>
    </style:style>
    <style:style style:name="表格1.C" style:family="table-column">
      <style:table-column-properties style:column-width="3.865cm"/>
    </style:style>
    <style:style style:name="表格1.D" style:family="table-column">
      <style:table-column-properties style:column-width="4.149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0.002cm solid #000000" fo:border-top="none" fo:border-bottom="none"/>
    </style:style>
    <style:style style:name="表格1.A4" style:family="table-cell">
      <style:table-cell-properties fo:padding="0.097cm" fo:border="none"/>
    </style:style>
    <style:style style:name="表格1.5" style:family="table-row">
      <style:table-row-properties fo:background-color="transparent" style:keep-together="true" fo:keep-together="auto">
        <style:background-image/>
      </style:table-row-properties>
    </style:style>
    <style:style style:name="表格1.A5" style:family="table-cell">
      <style:table-cell-properties fo:padding="0.097cm" fo:border-left="none" fo:border-right="none" fo:border-top="0.002cm solid #000000" fo:border-bottom="none"/>
    </style:style>
    <style:style style:name="表格1.C5" style:family="table-cell">
      <style:table-cell-properties fo:padding="0.097cm" fo:border-left="none" fo:border-right="0.002cm solid #000000" fo:border-top="0.002cm solid #000000" fo:border-bottom="none"/>
    </style:style>
    <style:style style:name="表格1.D5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表格2" style:family="table">
      <style:table-properties style:width="6.495cm" table:align="left" style:may-break-between-rows="false"/>
    </style:style>
    <style:style style:name="表格2.A" style:family="table-column">
      <style:table-column-properties style:column-width="3.752cm"/>
    </style:style>
    <style:style style:name="表格2.B" style:family="table-column">
      <style:table-column-properties style:column-width="2.743cm"/>
    </style:style>
    <style:style style:name="表格2.1" style:family="table-row">
      <style:table-row-properties style:keep-together="false" fo:keep-together="always"/>
    </style:style>
    <style:style style:name="表格2.A1" style:family="table-cell">
      <style:table-cell-properties fo:padding="0.097cm" fo:border="none"/>
    </style:style>
    <style:style style:name="表格2.B1" style:family="table-cell">
      <style:table-cell-properties style:vertical-align="bottom" fo:padding="0.097cm" fo:border="none"/>
    </style:style>
    <style:style style:name="表格2.B6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6.5pt" fo:font-weight="bold" style:font-name-asian="Arial" style:font-size-asian="6.5pt" style:language-asian="zh" style:country-asian="CN" style:font-weight-asian="bold" style:font-size-complex="6.5pt" style:font-weight-complex="bold"/>
    </style:style>
    <style:style style:name="P2" style:family="paragraph" style:parent-style-name="Standard">
      <style:text-properties style:font-name="Arial" fo:font-weight="bold" style:font-name-asian="Arial" style:language-asian="zh" style:country-asian="CN" style:font-weight-asian="bold" style:font-weight-complex="bold"/>
    </style:style>
    <style:style style:name="P3" style:family="paragraph" style:parent-style-name="Standard"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4" style:family="paragraph" style:parent-style-name="Standard">
      <style:text-properties style:font-name="Times-Bold" fo:font-size="10pt" style:font-name-asian="Times-Bold" style:font-size-asian="10pt" style:font-name-complex="Times-Bold" style:font-size-complex="10pt"/>
    </style:style>
    <style:style style:name="P5" style:family="paragraph" style:parent-style-name="Standard">
      <style:text-properties fo:color="#000000" style:font-name="Arial1" fo:font-size="9pt" fo:font-weight="bold" fo:background-color="transparent" style:font-name-asian="Helvetica-Bold" style:font-size-asian="9pt" style:language-asian="zh" style:country-asian="CN" style:font-weight-asian="bold" style:font-name-complex="Helvetica-Bold" style:font-size-complex="9pt" style:font-weight-complex="bold"/>
    </style:style>
    <style:style style:name="P6" style:family="paragraph" style:parent-style-name="Standard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P7" style:family="paragraph" style:parent-style-name="Standard">
      <style:text-properties fo:color="#000000" style:font-name="Arial1" fo:font-size="10pt" fo:font-weight="normal" fo:background-color="transparent" style:font-name-asian="Helvetica-Bold" style:font-size-asian="10pt" style:language-asian="zh" style:country-asian="CN" style:font-weight-asian="normal" style:font-name-complex="Helvetica-Bold" style:font-size-complex="10pt" style:font-weight-complex="normal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ff0000" style:font-name="Arial" fo:font-size="9pt" fo:font-weight="bold" fo:background-color="transparent" style:font-name-asian="Arial" style:font-size-asian="9pt" style:language-asian="zh" style:country-asian="CN" style:font-weight-asian="bold" style:font-name-complex="Helvetica-Bold" style:font-size-complex="9pt" style:font-weight-complex="bold"/>
    </style:style>
    <style:style style:name="P10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Header">
      <style:text-properties style:font-name="Arial" fo:font-weight="bold" style:font-name-asian="Arial" style:language-asian="zh" style:country-asian="CN" style:font-weight-asian="bold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Arial" fo:font-weight="bold" style:font-name-asian="Arial" style:language-asian="zh" style:country-asian="CN" style:font-weight-asian="bold" style:font-weight-complex="bold"/>
    </style:style>
    <style:style style:name="P13" style:family="paragraph" style:parent-style-name="Header">
      <style:text-properties style:font-name="Arial" fo:language="zxx" fo:country="none" fo:font-style="italic" fo:font-weight="bold" style:font-name-asian="Arial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14" style:family="paragraph" style:parent-style-name="Header">
      <style:text-properties style:font-name="Arial" fo:language="zxx" fo:country="none" fo:font-style="italic" fo:font-weight="normal" style:font-name-asian="Arial" style:language-asian="zh" style:country-asian="CN" style:font-style-asian="italic" style:font-weight-asian="normal" style:language-complex="zxx" style:country-complex="none" style:font-style-complex="italic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Arial" fo:font-size="6pt" fo:language="zxx" fo:country="none" fo:font-weight="bold" style:font-name-asian="Arial" style:font-size-asian="6pt" style:language-asian="zh" style:country-asian="CN" style:font-weight-asian="bold" style:font-size-complex="6pt" style:language-complex="zxx" style:country-complex="none" style:font-weight-complex="bold"/>
    </style:style>
    <style:style style:name="P16" style:family="paragraph" style:parent-style-name="Header"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7" style:family="paragraph" style:parent-style-name="Header">
      <style:paragraph-properties fo:text-align="start" style:justify-single-word="false"/>
      <style:text-properties style:font-name="Arial" fo:font-size="9pt" fo:language="zxx" fo:country="none" fo:font-style="normal" fo:font-weight="normal" style:font-name-asian="Arial" style:font-size-asian="9pt" style:language-asian="zh" style:country-asian="CN" style:font-style-asian="normal" style:font-weight-asian="normal" style:font-size-complex="9pt" style:language-complex="zxx" style:country-complex="none" style:font-style-complex="normal" style:font-weight-complex="normal"/>
    </style:style>
    <style:style style:name="P18" style:family="paragraph" style:parent-style-name="Header">
      <style:text-properties style:font-name="Arial" fo:font-size="9pt" fo:language="zxx" fo:country="none" fo:font-style="italic" fo:font-weight="normal" style:font-name-asian="Arial" style:font-size-asian="9pt" style:language-asian="zh" style:country-asian="CN" style:font-style-asian="italic" style:font-weight-asian="normal" style:font-size-complex="9pt" style:language-complex="zxx" style:country-complex="none" style:font-style-complex="italic" style:font-weight-complex="normal"/>
    </style:style>
    <style:style style:name="P19" style:family="paragraph" style:parent-style-name="Table_20_Contents">
      <style:text-properties fo:language="zxx" fo:country="none" style:language-asian="zh" style:country-asian="CN" style:language-complex="zxx" style:country-complex="none"/>
    </style:style>
    <style:style style:name="P20" style:family="paragraph" style:parent-style-name="Table_20_Contents">
      <style:text-properties style:font-name="Arial" fo:language="zxx" fo:country="none" fo:font-style="italic" fo:font-weight="bold" style:language-asian="zh" style:country-asian="CN" style:font-style-asian="italic" style:font-weight-asian="bold" style:language-complex="zxx" style:country-complex="none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3" style:family="paragraph" style:parent-style-name="Table_20_Contents">
      <style:paragraph-properties fo:text-align="end" style:justify-single-word="false" style:text-autospace="none"/>
      <style:text-properties style:font-name="Arial" fo:font-size="9pt" fo:language="zxx" fo:country="none" style:font-name-asian="Helvetica" style:font-size-asian="9pt" style:language-asian="zxx" style:country-asian="none" style:font-name-complex="Helvetica" style:font-size-complex="9pt" style:language-complex="zxx" style:country-complex="none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style:font-name-asian="Arial" style:font-size-asian="9pt" style:language-asian="zh" style:country-asian="CN" style:font-size-complex="9pt"/>
    </style:style>
    <style:style style:name="P25" style:family="paragraph" style:parent-style-name="Table_20_Contents">
      <style:text-properties style:font-name="Arial" fo:font-size="9pt" style:font-name-asian="Arial" style:font-size-asian="9pt" style:font-size-complex="9pt"/>
    </style:style>
    <style:style style:name="P26" style:family="paragraph" style:parent-style-name="Table_20_Contents">
      <style:paragraph-properties fo:text-align="end" style:justify-single-word="false" style:text-autospace="none"/>
      <style:text-properties fo:font-size="10.5pt" fo:font-weight="bold" style:font-size-asian="10.5pt" style:font-weight-asian="bold" style:font-size-complex="10.5pt" style:font-weight-complex="bold"/>
    </style:style>
    <style:style style:name="P27" style:family="paragraph" style:parent-style-name="Header">
      <style:paragraph-properties fo:break-before="page"/>
      <style:text-properties style:font-name="Arial" fo:font-size="6pt" fo:font-weight="bold" style:font-name-asian="Arial" style:font-size-asian="6pt" style:language-asian="zh" style:country-asian="CN" style:font-weight-asian="bold" style:font-size-complex="6pt" style:font-weight-complex="bold"/>
    </style:style>
    <style:style style:name="P28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Times-Bold" fo:font-size="10pt" fo:font-weight="bold" style:font-name-asian="Times-Bold" style:font-size-asian="10pt" style:language-asian="zh" style:country-asian="CN" style:font-weight-asian="bold" style:font-name-complex="Times-Bold" style:font-size-complex="10pt" style:font-weight-complex="bold"/>
    </style:style>
    <style:style style:name="P29" style:family="paragraph" style:parent-style-name="Frame_20_contents">
      <style:paragraph-properties fo:text-align="start" style:justify-single-word="false" style:text-autospace="none"/>
      <style:text-properties style:font-name="Arial1" fo:font-size="14pt" fo:font-style="italic" fo:font-weight="bold" style:font-name-asian="Helvetica-BoldOblique" style:font-size-asian="14pt" style:font-style-asian="italic" style:font-weight-asian="bold" style:font-name-complex="Helvetica-BoldOblique" style:font-size-complex="14pt" style:font-style-complex="italic" style:font-weight-complex="bold"/>
    </style:style>
    <style:style style:name="P30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language="zxx" fo:country="none" style:font-name-asian="Helvetica" style:language-asian="zxx" style:country-asian="none" style:font-name-complex="Helvetica" style:language-complex="zxx" style:country-complex="none"/>
    </style:style>
    <style:style style:name="T3" style:family="text">
      <style:text-properties style:font-name-asian="Arial"/>
    </style:style>
    <style:style style:name="T4" style:family="text">
      <style:text-properties fo:color="#ff0000" style:font-name="Arial" fo:background-color="transparent" style:font-name-asian="Arial" style:language-asian="zh" style:country-asian="CN" style:font-name-complex="Helvetica-Bold"/>
    </style:style>
    <style:style style:name="T5" style:family="text">
      <style:text-properties style:font-name="Helvetica-Bold" fo:font-size="11pt" fo:font-weight="bold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6" style:family="text">
      <style:text-properties style:font-name="Helvetica-Bold" fo:font-size="11pt" style:font-name-asian="Helvetica-Bold" style:font-size-asian="11pt" style:font-name-complex="Helvetica-Bold" style:font-size-complex="11pt"/>
    </style:style>
    <style:style style:name="T7" style:family="text">
      <style:text-properties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8" style:family="text">
      <style:text-properties style:font-name="Helvetica-Bold" fo:font-size="12pt" style:font-name-asian="Helvetica-Bold" style:font-size-asian="12pt" style:font-name-complex="Helvetica-Bold" style:font-size-complex="12pt"/>
    </style:style>
    <style:style style:name="T9" style:family="text">
      <style:text-properties style:font-name="Helvetica-Bold" style:font-name-asian="Helvetica-Bold" style:font-name-complex="Helvetica-Bold"/>
    </style:style>
    <style:style style:name="T10" style:family="text">
      <style:text-properties style:font-name="Helvetica-Bold" style:font-name-asian="Helvetica-Bold" style:language-asian="zh" style:country-asian="CN" style:font-name-complex="Helvetica-Bold"/>
    </style:style>
    <style:style style:name="T11" style:family="text">
      <style:text-properties fo:color="#000000" style:font-name="Arial" fo:background-color="transparent" style:font-name-asian="Arial" style:language-asian="zh" style:country-asian="CN" style:font-name-complex="Helvetica-Bold"/>
    </style:style>
    <style:style style:name="T12" style:family="text">
      <style:text-properties fo:color="#000000" style:font-name="Arial1" fo:font-size="11pt" fo:font-weight="bold" fo:background-color="transparent" style:font-name-asian="Helvetica-Bold" style:font-size-asian="11pt" style:language-asian="zh" style:country-asian="CN" style:font-weight-asian="bold" style:font-name-complex="Helvetica-Bold" style:font-size-complex="11pt" style:font-weight-complex="bold"/>
    </style:style>
    <style:style style:name="T13" style:family="text">
      <style:text-properties fo:color="#000000" style:font-name="Arial1" fo:background-color="transparent" style:font-name-asian="Times-Roman" style:font-name-complex="Times-Roman"/>
    </style:style>
    <style:style style:name="T14" style:family="text">
      <style:text-properties fo:color="#000000" style:font-name="Arial1" fo:background-color="transparent" style:font-name-asian="Helvetica-Bold" style:language-asian="zh" style:country-asian="CN" style:font-name-complex="Helvetica-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ff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o in objects"&gt;</text:placeholder></text:p>
      <text:p text:style-name="P27"><text:placeholder text:placeholder-type="text">&lt;setLang(o.partner_id.lang)&gt;</text:placeholder><draw:frame draw:style-name="fr1" draw:name="框1" text:anchor-type="char" svg:x="12.76cm" svg:y="0.43cm" svg:width="4.043cm" draw:z-index="2"><draw:text-box fo:min-height="1.453cm"><text:p text:style-name="P10"><text:span text:style-name="T11">P</text:span><text:span text:style-name="T11">O No:</text:span><text:bookmark-start text:name="__DdeLink__1307_113929178"/><text:bookmark-start text:name="__DdeLink__1313_113929178"/><text:span text:style-name="T4"><text:placeholder text:placeholder-type="text">&lt;o.name or ''&gt;</text:placeholder></text:span><text:bookmark-end text:name="__DdeLink__1307_113929178"/><text:bookmark-end text:name="__DdeLink__1313_113929178"/></text:p><text:p text:style-name="P9"/><text:p text:style-name="P10"><text:span text:style-name="T11">Date:</text:span><text:span text:style-name="T11"><text:placeholder text:placeholder-type="text">&lt;o.date_order&gt;</text:placeholder></text:span></text:p></draw:text-box></draw:frame></text:p>
      <table:table table:name="表格4" table:style-name="表格4">
        <table:table-column table:style-name="表格4.A"/>
        <table:table-row>
          <table:table-cell table:style-name="表格4.A1" office:value-type="string"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header-rows>
                <table:table-row>
                  <table:table-cell table:style-name="表格5.A1" table:number-columns-spanned="3" office:value-type="string">
                    <text:p text:style-name="Standard"><text:span text:style-name="T5"><draw:frame draw:style-name="fr4" draw:name="图形1" text:anchor-type="as-char" svg:y="-0.422cm" svg:width="5.847cm" svg:height="0.628cm" draw:z-index="3"><draw:image xlink:href="Pictures/100000000000031600000057FA1D1898.jpg" xlink:type="simple" xlink:show="embed" xlink:actuate="onLoad"/></draw:frame></text:span><text:span text:style-name="T5"> <text:s text:c="53"/></text:span></text:p>
                    <text:p text:style-name="Standard"><draw:frame draw:style-name="fr2" draw:name="框3" text:anchor-type="paragraph" svg:x="6.205cm" svg:y="0.34cm" svg:width="5.41cm" draw:z-index="8"><draw:text-box fo:min-height="0.665cm"><text:p text:style-name="P29">Purchase Order</text:p></draw:text-box></draw:frame><text:bookmark-start text:name="__DdeLink__3596_113929178"/><text:span text:style-name="T12"><text:placeholder text:placeholder-type="text">&lt;o.company_id.name or ''&gt;</text:placeholder></text:span><text:bookmark-end text:name="__DdeLink__3596_113929178"/><text:span text:style-name="T7"> </text:span><text:span text:style-name="T8"><text:s/></text:span><text:span text:style-name="T6"><text:s text:c="2"/></text:span></text:p>
                    <text:p text:style-name="P8"><text:bookmark-start text:name="__DdeLink__2526_113929178"/><text:span text:style-name="T14"><text:placeholder text:placeholder-type="text">&lt;o.company_id.rml_header1 or ''&gt;</text:placeholder></text:span><text:bookmark-end text:name="__DdeLink__2526_113929178"/><text:span text:style-name="T9"> <text:s text:c="39"/></text:span><text:bookmark-start text:name="__DdeLink__870_113929178"/><text:span text:style-name="T10"><text:s text:c="39"/></text:span><text:bookmark-end text:name="__DdeLink__870_113929178"/></text:p>
                    <text:p text:style-name="P7"><text:bookmark-start text:name="__DdeLink__2878_113929178"/><text:placeholder text:placeholder-type="text">&lt;o.company_id.rml_footer1 or ''&gt;</text:placeholder><text:bookmark-end text:name="__DdeLink__2878_113929178"/></text:p>
                    <text:p text:style-name="P7"><text:placeholder text:placeholder-type="text">&lt;o.company_id.rml_footer2 or ''&gt;</text:placeholder></text:p>
                  </table:table-cell>
                  <table:covered-table-cell/>
                  <table:covered-table-cell/>
                </table:table-row>
              </table:table-header-rows>
              <table:table-row>
                <table:table-cell table:style-name="表格5.A1" table:number-columns-spanned="3" office:value-type="string">
                  <text:p text:style-name="P1"><draw:line text:anchor-type="paragraph" draw:z-index="0" draw:style-name="gr1" draw:text-style-name="P30" svg:x1="-0.058cm" svg:y1="0.076cm" svg:x2="16.692cm" svg:y2="0.076cm"><text:p/></draw:line><draw:line text:anchor-type="paragraph" draw:z-index="1" draw:style-name="gr1" draw:text-style-name="P30" svg:x1="-0.055cm" svg:y1="0.213cm" svg:x2="16.695cm" svg:y2="0.213cm"><text:p/></draw:line></text:p>
                </table:table-cell>
                <table:covered-table-cell/>
                <table:covered-table-cell/>
              </table:table-row>
              <table:table-row table:style-name="表格5.3">
                <table:table-cell table:style-name="表格5.A3" office:value-type="string">
                  <text:p text:style-name="P20"><draw:custom-shape text:anchor-type="paragraph" draw:z-index="6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20">Vender:</text:p>
                  <text:p text:style-name="P17"><text:bookmark-start text:name="__DdeLink__23388_20084505531"/><text:bookmark-start text:name="__DdeLink__23394_20084505531"/><text:bookmark-start text:name="__DdeLink__24713_20084505531"/><text:bookmark-start text:name="__DdeLink__24986_20084505531"/><text:placeholder text:placeholder-type="text">&lt;o.partner_id.name or ''&gt;</text:placeholder><text:bookmark-end text:name="__DdeLink__23394_20084505531"/><text:bookmark-end text:name="__DdeLink__24713_20084505531"/><text:bookmark-end text:name="__DdeLink__24986_20084505531"/><text:bookmark-start text:name="__DdeLink__18912_200845055311"/><text:bookmark-start text:name="__DdeLink__20444_200845055311"/> <text:bookmark-end text:name="__DdeLink__23388_20084505531"/><text:bookmark-end text:name="__DdeLink__18912_200845055311"/><text:bookmark-end text:name="__DdeLink__20444_200845055311"/></text:p>
                  <text:p text:style-name="P17"><text:bookmark-start text:name="__DdeLink__24713_20084505532"/><text:bookmark-start text:name="__DdeLink__24986_20084505532"/><text:placeholder text:placeholder-type="text">&lt;if test="o.partner_address_id.street"&gt;</text:placeholder><text:bookmark-end text:name="__DdeLink__24713_20084505532"/><text:bookmark-end text:name="__DdeLink__24986_20084505532"/></text:p>
                  <text:p text:style-name="P17"><text:bookmark-start text:name="__DdeLink__23388_20084505532"/><text:bookmark-start text:name="__DdeLink__23394_20084505532"/><text:placeholder text:placeholder-type="text">&lt;o.partner_address_id.street or ''&gt;</text:placeholder><text:bookmark-end text:name="__DdeLink__23394_20084505532"/><text:bookmark-start text:name="__DdeLink__18912_200845055312"/><text:bookmark-start text:name="__DdeLink__20444_200845055312"/> <text:bookmark-end text:name="__DdeLink__23388_20084505532"/><text:bookmark-end text:name="__DdeLink__18912_200845055312"/><text:bookmark-end text:name="__DdeLink__20444_200845055312"/></text:p>
                  <text:p text:style-name="P17"><text:placeholder text:placeholder-type="text">&lt;/if&gt;</text:placeholder></text:p>
                  <text:p text:style-name="P17"><text:bookmark-start text:name="__DdeLink__16909_2008450553112"/><text:bookmark-start text:name="__DdeLink__16909_2008450553111"/><text:placeholder text:placeholder-type="text">&lt;if test="o.partner_address_id.street2"&gt;</text:placeholder><text:bookmark-end text:name="__DdeLink__16909_2008450553112"/><text:bookmark-end text:name="__DdeLink__16909_2008450553111"/></text:p>
                  <text:p text:style-name="P17"><text:placeholder text:placeholder-type="text">&lt;o.partner_address_id.street2 or ''&gt;</text:placeholder></text:p>
                  <text:p text:style-name="P17"><text:bookmark-start text:name="__DdeLink__23547_20084505531"/><text:placeholder text:placeholder-type="text">&lt;/if&gt;</text:placeholder><text:bookmark-end text:name="__DdeLink__23547_20084505531"/></text:p>
                  <text:p text:style-name="P17"><text:bookmark-start text:name="__DdeLink__16909_2008450553122"/><text:bookmark-start text:name="__DdeLink__23331_200845055312"/><text:bookmark-start text:name="__DdeLink__30774_20084505531"/><text:placeholder text:placeholder-type="text">&lt;if test="o.partner_address_id.zip"&gt;</text:placeholder><text:bookmark-end text:name="__DdeLink__16909_2008450553122"/><text:bookmark-end text:name="__DdeLink__23331_200845055312"/><text:bookmark-end text:name="__DdeLink__30774_20084505531"/><text:placeholder text:placeholder-type="text">&lt;o.partner_address_id.zip or ''&gt;</text:placeholder><text:placeholder text:placeholder-type="text">&lt;/if&gt;</text:placeholder> <text:s/><text:placeholder text:placeholder-type="text">&lt;if test="o.partner_address_id.city"&gt;</text:placeholder><text:placeholder text:placeholder-type="text">&lt;o.partner_address_id.city or ''&gt;</text:placeholder><text:placeholder text:placeholder-type="text">&lt;/if&gt;</text:placeholder> </text:p>
                  <text:p text:style-name="P17"><text:placeholder text:placeholder-type="text">&lt;if test='o.partner_address_id.country_id'&gt;</text:placeholder></text:p>
                  <text:p text:style-name="P17"><text:placeholder text:placeholder-type="text">&lt;o.partner_address_id.country_id.name or ''&gt;</text:placeholder></text:p>
                  <text:p text:style-name="P17"><text:placeholder text:placeholder-type="text">&lt;/if&gt;</text:placeholder></text:p>
                </table:table-cell>
                <table:table-cell table:style-name="表格5.A3" office:value-type="string">
                  <text:p text:style-name="P20"/>
                </table:table-cell>
                <table:table-cell table:style-name="表格5.A3" office:value-type="string">
                  <text:p text:style-name="P20"><draw:custom-shape text:anchor-type="paragraph" draw:z-index="7" draw:style-name="gr3" svg:width="7.965cm" svg:height="2.802cm" svg:x="-0.067cm" svg:y="0.06cm"><text:p/><draw:enhanced-geometry svg:viewBox="0 0 21600 21600" draw:mirror-horizontal="false" draw:mirror-vertical="false" draw:path-stretchpoint-x="10800" draw:path-stretchpoint-y="10800" draw:text-areas="?f3 ?f4 ?f5 ?f6" draw:type="round-rectangle" draw:modifiers="1332.735023558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      <text:p text:style-name="P20">Ship to:<text:span text:style-name="T3"> </text:span></text:p>
                  <text:p text:style-name="P17"><text:placeholder text:placeholder-type="text">&lt;if test="o.dest_address_id"&gt;</text:placeholder></text:p>
                  <text:p text:style-name="P17"><text:bookmark-start text:name="__DdeLink__24713_2008450553"/><text:bookmark-start text:name="__DdeLink__24986_2008450553"/><text:placeholder text:placeholder-type="text">&lt;if test="o.dest_address_id.street"&gt;</text:placeholder><text:bookmark-end text:name="__DdeLink__24713_2008450553"/><text:bookmark-end text:name="__DdeLink__24986_2008450553"/><text:bookmark-start text:name="__DdeLink__28750_2008450553"/></text:p>
                  <text:p text:style-name="P16"><text:bookmark-start text:name="__DdeLink__23388_2008450553"/><text:bookmark-start text:name="__DdeLink__23394_2008450553"/><text:span text:style-name="T3"><text:placeholder text:placeholder-type="text">&lt;o.dest_address_id.street or ''&gt;</text:placeholder></text:span><text:bookmark-end text:name="__DdeLink__23394_2008450553"/><text:bookmark-start text:name="__DdeLink__18912_20084505531"/><text:bookmark-start text:name="__DdeLink__20444_20084505531"/><text:span text:style-name="T3"> </text:span><text:bookmark-end text:name="__DdeLink__23388_2008450553"/><text:bookmark-end text:name="__DdeLink__18912_20084505531"/><text:bookmark-end text:name="__DdeLink__20444_20084505531"/></text:p>
                  <text:p text:style-name="P17"><text:placeholder text:placeholder-type="text">&lt;/if&gt;</text:placeholder></text:p>
                  <text:p text:style-name="P17"><text:bookmark-start text:name="__DdeLink__16909_200845055311"/><text:bookmark-start text:name="__DdeLink__23547_2008450553"/><text:bookmark-start text:name="__DdeLink__16909_20084505531"/><text:bookmark-start text:name="__DdeLink__23331_2008450553"/><text:placeholder text:placeholder-type="text">&lt;if test="o.dest_address_id.partner_id.title"&gt;</text:placeholder><text:bookmark-end text:name="__DdeLink__16909_200845055311"/><text:bookmark-end text:name="__DdeLink__23547_2008450553"/><text:bookmark-end text:name="__DdeLink__16909_20084505531"/><text:bookmark-end text:name="__DdeLink__23331_2008450553"/></text:p>
                  <text:p text:style-name="P17"><text:placeholder text:placeholder-type="text">&lt;( o.dest_address_id.partner_id.title and o.dest_address_id.partner_id.title.name) or '' &gt;</text:placeholder><text:placeholder text:placeholder-type="text">&lt;(o.dest_address_id.partner_id and  addr.partner_id.name) or '' &gt;</text:placeholder></text:p>
                  <text:p text:style-name="P17"><text:placeholder text:placeholder-type="text">&lt;/if&gt;</text:placeholder></text:p>
                  <text:p text:style-name="P17"><text:bookmark-start text:name="__DdeLink__16909_2008450553121"/><text:bookmark-start text:name="__DdeLink__23331_200845055311"/><text:bookmark-start text:name="__DdeLink__30601_2008450553"/><text:placeholder text:placeholder-type="text">&lt;if test="o.dest_address_id.street2"&gt;</text:placeholder><text:bookmark-end text:name="__DdeLink__16909_2008450553121"/><text:bookmark-end text:name="__DdeLink__23331_200845055311"/><text:bookmark-end text:name="__DdeLink__30601_2008450553"/><text:bookmark-start text:name="__DdeLink__30513_2008450553"/></text:p>
                  <text:p text:style-name="P17"><text:placeholder text:placeholder-type="text">&lt;o.dest_address_id.street2 or ''&gt;</text:placeholder></text:p>
                  <text:p text:style-name="P17"><text:bookmark-start text:name="__DdeLink__25095_2008450553"/><text:placeholder text:placeholder-type="text">&lt;/if&gt;</text:placeholder><text:bookmark-end text:name="__DdeLink__25095_2008450553"/></text:p>
                  <text:p text:style-name="P17"><text:bookmark-start text:name="__DdeLink__16909_200845055312"/><text:bookmark-start text:name="__DdeLink__23331_20084505531"/><text:bookmark-start text:name="__DdeLink__30774_2008450553"/><text:placeholder text:placeholder-type="text">&lt;if test="o.dest_address_id.zip"&gt;</text:placeholder><text:bookmark-end text:name="__DdeLink__16909_200845055312"/><text:bookmark-end text:name="__DdeLink__23331_20084505531"/><text:bookmark-end text:name="__DdeLink__30774_2008450553"/><text:bookmark-start text:name="__DdeLink__34266_2008450553"/><text:placeholder text:placeholder-type="text">&lt;o.dest_address_id.zip or ''&gt;</text:placeholder><text:placeholder text:placeholder-type="text">&lt;/if&gt;</text:placeholder> <text:s/><text:bookmark-end text:name="__DdeLink__30513_2008450553"/><text:placeholder text:placeholder-type="text">&lt;if test="o.dest_address_id.city"&gt;</text:placeholder><text:placeholder text:placeholder-type="text">&lt;o.dest_address_id.city or ''&gt;</text:placeholder><text:placeholder text:placeholder-type="text">&lt;/if&gt;</text:placeholder> <text:bookmark-end text:name="__DdeLink__34266_2008450553"/></text:p>
                  <text:p text:style-name="P17"><text:placeholder text:placeholder-type="text">&lt;if test='o.dest_address_id.country_id'&gt;</text:placeholder><text:bookmark-start text:name="__DdeLink__16909_2008450553"/><text:bookmark-start text:name="__DdeLink__34484_2008450553"/></text:p>
                  <text:p text:style-name="P17"><text:placeholder text:placeholder-type="text">&lt;o.dest_address_id.country_id.name or ''&gt;</text:placeholder></text:p>
                  <text:p text:style-name="P17"><text:bookmark-end text:name="__DdeLink__34484_2008450553"/><text:placeholder text:placeholder-type="text">&lt;/if&gt;</text:placeholder></text:p>
                  <text:p text:style-name="P17"><text:placeholder text:placeholder-type="text">&lt;if test="o.dest_address_id.name"&gt;</text:placeholder><text:bookmark-start text:name="__DdeLink__32556_2008450553"/><text:bookmark-start text:name="__DdeLink__32614_2008450553"/>Attr:<text:placeholder text:placeholder-type="text">&lt;o.dest_address_id.name or ''&gt;</text:placeholder><text:bookmark-end text:name="__DdeLink__16909_2008450553"/><text:placeholder text:placeholder-type="text">&lt;/if&gt;</text:placeholder><text:bookmark-start text:name="__DdeLink__30686_2008450553"/> <text:s/><text:bookmark-end text:name="__DdeLink__30686_2008450553"/><text:placeholder text:placeholder-type="text">&lt;if test="o.dest_address_id.phone"&gt;</text:placeholder><text:placeholder text:placeholder-type="text">&lt;o.dest_address_id.phone or ''&gt;</text:placeholder><text:bookmark-end text:name="__DdeLink__32556_2008450553"/><text:bookmark-end text:name="__DdeLink__32614_2008450553"/><text:placeholder text:placeholder-type="text">&lt;/if&gt;</text:placeholder></text:p>
                  <text:p text:style-name="P17"><text:bookmark-end text:name="__DdeLink__28750_2008450553"/><text:placeholder text:placeholder-type="text">&lt;/if&gt;</text:placeholder></text:p>
                </table:table-cell>
              </table:table-row>
              <table:table-row table:style-name="表格5.4">
                <table:table-cell table:style-name="表格5.A3" table:number-columns-spanned="3" office:value-type="string">
                  <text:p text:style-name="P11"/>
                  <table:table table:name="表格1" table:style-name="表格1">
                    <table:table-column table:style-name="表格1.A"/>
                    <table:table-column table:style-name="表格1.B"/>
                    <table:table-column table:style-name="表格1.C"/>
                    <table:table-column table:style-name="表格1.D"/>
                    <table:table-header-rows>
                      <table:table-row>
                        <table:table-cell table:style-name="表格1.A1" office:value-type="string">
                          <text:p text:style-name="P21">Qty</text:p>
                        </table:table-cell>
                        <table:table-cell table:style-name="表格1.A1" office:value-type="string">
                          <text:p text:style-name="P21">Description</text:p>
                        </table:table-cell>
                        <table:table-cell table:style-name="表格1.A1" office:value-type="string">
                          <text:p text:style-name="P21">UnitAmt </text:p>
                        </table:table-cell>
                        <table:table-cell table:style-name="表格1.D1" office:value-type="string">
                          <text:p text:style-name="P21">Net Amount</text:p>
                        </table:table-cell>
                      </table:table-row>
                    </table:table-header-rows>
                    <table:table-row>
                      <table:table-cell table:style-name="表格1.A2" table:number-columns-spanned="4" office:value-type="string">
                        <text:p text:style-name="P12"><text:placeholder text:placeholder-type="text">&lt;for each="line in o.order_line"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表格1.A2" office:value-type="string">
                        <text:p text:style-name="P21"><text:placeholder text:placeholder-type="text">&lt;line.product_qty or ''&gt;</text:placeholder></text:p>
                      </table:table-cell>
                      <table:table-cell table:style-name="表格1.A2" office:value-type="string">
                        <text:p text:style-name="P22"><text:placeholder text:placeholder-type="text">&lt;line.name or''&gt;</text:placeholder></text:p>
                      </table:table-cell>
                      <table:table-cell table:style-name="表格1.A2" office:value-type="string">
                        <text:p text:style-name="P23"><text:placeholder text:placeholder-type="text">&lt;line.price_unit or ''&gt;</text:placeholder></text:p>
                      </table:table-cell>
                      <table:table-cell table:style-name="表格1.A2" office:value-type="string">
                        <text:p text:style-name="P23"><text:placeholder text:placeholder-type="text">&lt;line.price_subtotal or ''&gt;</text:placeholder></text:p>
                      </table:table-cell>
                    </table:table-row>
                    <table:table-row>
                      <table:table-cell table:style-name="表格1.A4" table:number-columns-spanned="4" office:value-type="string">
                        <text:p text:style-name="P15"><text:placeholder text:placeholder-type="text">&lt;/for&gt;</text:placeholder></text:p>
                      </table:table-cell>
                      <table:covered-table-cell/>
                      <table:covered-table-cell/>
                      <table:covered-table-cell/>
                    </table:table-row>
                    <table:table-row table:style-name="表格1.5">
                      <table:table-cell table:style-name="表格1.A5" office:value-type="string">
                        <text:p text:style-name="P19"/>
                      </table:table-cell>
                      <table:table-cell table:style-name="表格1.A5" office:value-type="string">
                        <text:p text:style-name="P19"/>
                      </table:table-cell>
                      <table:table-cell table:style-name="表格1.C5" office:value-type="string">
                        <text:p text:style-name="P19"/>
                      </table:table-cell>
                      <table:table-cell table:style-name="表格1.D5" office:value-type="string">
                        <text:p text:style-name="P26"><text:span text:style-name="T2"><text:placeholder text:placeholder-type="text">&lt;o.pricelist_id.currency_id.name or ''&gt;</text:placeholder></text:span><text:span text:style-name="T2"><text:placeholder text:placeholder-type="text">&lt;o.pricelist_id.currency_id.symbol or ''&gt;</text:placeholder></text:span><text:span text:style-name="T1"><text:placeholder text:placeholder-type="text">&lt;o.amount_untaxed or ''&gt;</text:placeholder></text:span></text:p>
                      </table:table-cell>
                    </table:table-row>
                  </table:table>
                  <text:p text:style-name="P11"/>
                  <text:p text:style-name="P18">Remarks:............................................................................................................................................................................</text:p>
                  <text:p text:style-name="P18"><draw:line text:anchor-type="paragraph" draw:z-index="4" draw:style-name="gr2" draw:text-style-name="P30" svg:x1="-0.058cm" svg:y1="0.131cm" svg:x2="16.861cm" svg:y2="0.131cm"><text:p/></draw:line> <text:s/></text:p>
                  <table:table table:name="表格2" table:style-name="表格2">
                    <table:table-column table:style-name="表格2.A"/>
                    <table:table-column table:style-name="表格2.B"/>
                    <table:table-row table:style-name="表格2.1">
                      <table:table-cell table:style-name="表格2.A1" office:value-type="string">
                        <text:p text:style-name="P24">Payment Method:<draw:frame draw:style-name="fr3" draw:name="框2" text:anchor-type="char" svg:x="8.4cm" svg:y="0.27cm" svg:width="7.858cm" draw:z-index="5"><draw:text-box fo:min-height="2.854cm"><text:p text:style-name="P5">For and on behalf of</text:p><text:p text:style-name="P5"><text:placeholder text:placeholder-type="text">&lt;o.company_id.name or ''&gt;</text:placeholder></text:p><text:p text:style-name="P6"/><text:p text:style-name="P3"/><text:p text:style-name="P28"/><text:p text:style-name="P4"><text:span text:style-name="T12"><text:s text:c="23"/></text:span><text:span text:style-name="T13">Authorised Signature</text:span><text:span text:style-name="T12"> <text:s text:c="15"/>`</text:span></text:p></draw:text-box></draw:frame></text:p>
                      </table:table-cell>
                      <table:table-cell table:style-name="表格2.B1" office:value-type="string">
                        <text:p text:style-name="P25"><text:bookmark-start text:name="__DdeLink__3239_113929178"/>............................<text:bookmark-end text:name="__DdeLink__3239_113929178"/>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4">Contact Person:</text:p>
                      </table:table-cell>
                      <table:table-cell table:style-name="表格2.A1" office:value-type="string">
                        <text:p text:style-name="P25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4">Terms:</text:p>
                      </table:table-cell>
                      <table:table-cell table:style-name="表格2.A1" office:value-type="string">
                        <text:p text:style-name="P25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4">Ship Via:</text:p>
                      </table:table-cell>
                      <table:table-cell table:style-name="表格2.A1" office:value-type="string">
                        <text:p text:style-name="P25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4">Shippment Term:</text:p>
                      </table:table-cell>
                      <table:table-cell table:style-name="表格2.A1" office:value-type="string">
                        <text:p text:style-name="P25">............................</text:p>
                      </table:table-cell>
                    </table:table-row>
                    <table:table-row table:style-name="表格2.1">
                      <table:table-cell table:style-name="表格2.A1" office:value-type="string">
                        <text:p text:style-name="P24">Shippment Date:</text:p>
                      </table:table-cell>
                      <table:table-cell table:style-name="表格2.B6" office:value-type="string">
                        <text:p text:style-name="P25">.............................</text:p>
                      </table:table-cell>
                    </table:table-row>
                  </table:table>
                  <text:p text:style-name="P14"/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表格4.A1" office:value-type="string">
            <text:p text:style-name="P14"/>
          </table:table-cell>
        </table:table-row>
      </table:table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-Bold" svg:font-family="Helvetica-Bold"/>
    <style:font-face style:name="Tahoma1" svg:font-family="Tahoma"/>
    <style:font-face style:name="Times-Bold" svg:font-family="Times-Bold"/>
    <style:font-face style:name="Times-Roman" svg:font-family="Times-Roman" style:font-family-generic="roman"/>
    <style:font-face style:name="Helvetica-BoldOblique" svg:font-family="Helvetica-BoldOblique" style:font-family-generic="script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4H51M34S</meta:editing-duration>
    <meta:editing-cycles>428</meta:editing-cycles>
    <meta:generator>OpenOffice.org/3.3$Win32 OpenOffice.org_project/330m20$Build-9567</meta:generator>
    <dc:date>2011-09-26T22:54:09.96</dc:date>
    <meta:document-statistic meta:table-count="4" meta:image-count="1" meta:object-count="0" meta:page-count="2" meta:paragraph-count="68" meta:word-count="166" meta:character-count="2374"/>
    <meta:user-defined meta:name="Info 1"/>
    <meta:user-defined meta:name="Info 2"/>
    <meta:user-defined meta:name="Info 3"/>
    <meta:user-defined meta:name="Info 4"/>
  </office:meta>
</office:document-meta>
</file>